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1a800" officeooo:paragraph-rsid="0001a80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nunciado del Ejercicio</text:h>
      <text:p text:style-name="Text_20_body"/>
      <text:p text:style-name="P1">Practica basica contenido en archivo CSS_T</text:p>
      <text:p text:style-name="Text_20_body"><text:span text:style-name="Strong_20_Emphasis">Ejercicio Práctico: Diseño de una Página Web con CSS</text:span></text:p>
      <text:p text:style-name="Text_20_body">Objetivo: Crear una página web sencilla utilizando HTML y CSS que incluya varios estilos y propiedades CSS aprendidas en clase. Los alumnos deberán aplicar estilos para mejorar la presentación y estructura del contenido.</text:p>
      <text:h text:style-name="Heading_20_4" text:outline-level="4">Requisitos:</text:h>
      <text:list text:style-name="L1">
        <text:list-item>
          <text:p text:style-name="P2">Crear una estructura básica de HTML5.</text:p>
        </text:list-item>
        <text:list-item>
          <text:p text:style-name="P2">Enlazar un archivo CSS externo a la página HTML.</text:p>
        </text:list-item>
        <text:list-item>
          <text:p text:style-name="P2">Aplicar varios estilos CSS utilizando las propiedades y etiquetas mencionadas.</text:p>
        </text:list-item>
        <text:list-item>
          <text:p text:style-name="P2">Incluir una imagen de fondo, texto con diferentes estilos y colores, una tabla con estilos personalizados y una lista con viñetas de color.</text:p>
        </text:list-item>
      </text:list>
      <text:h text:style-name="Heading_20_3" text:outline-level="3">Instrucciones:</text:h>
      <text:list text:style-name="L2">
        <text:list-item>
          <text:p text:style-name="P3"><text:span text:style-name="Strong_20_Emphasis">Estructura HTML Básica</text:span></text:p>
          <text:list>
            <text:list-item>
              <text:p text:style-name="P3">Crear un archivo HTML llamado <text:span text:style-name="Source_20_Text">index.html</text:span>.</text:p>
            </text:list-item>
            <text:list-item>
              <text:p text:style-name="P3">Crear un archivo CSS llamado <text:span text:style-name="Source_20_Text">styles.css</text:span>.</text:p>
            </text:list-item>
          </text:list>
        </text:list-item>
        <text:list-item>
          <text:p text:style-name="P3"><text:span text:style-name="Strong_20_Emphasis">Enlazar el Archivo CSS</text:span></text:p>
          <text:list>
            <text:list-item>
              <text:p text:style-name="P3">Enlazar el archivo CSS en el <text:span text:style-name="Source_20_Text">&lt;head&gt;</text:span> del archivo HTML.</text:p>
            </text:list-item>
          </text:list>
        </text:list-item>
        <text:list-item>
          <text:p text:style-name="P3"><text:span text:style-name="Strong_20_Emphasis">Contenido HTML</text:span></text:p>
          <text:list>
            <text:list-item>
              <text:p text:style-name="P3">En el cuerpo del HTML, incluir los siguientes elementos:</text:p>
              <text:list>
                <text:list-item>
                  <text:p text:style-name="P3">Un encabezado <text:span text:style-name="Source_20_Text">&lt;h1&gt;</text:span> con el título de la página.</text:p>
                </text:list-item>
                <text:list-item>
                  <text:p text:style-name="P3">Un párrafo con texto de ejemplo.</text:p>
                </text:list-item>
                <text:list-item>
                  <text:p text:style-name="P3">Una lista con viñetas de color.</text:p>
                </text:list-item>
                <text:list-item>
                  <text:p text:style-name="P3">Una tabla con tres filas y dos columnas.</text:p>
                </text:list-item>
                <text:list-item>
                  <text:p text:style-name="P3">Un párrafo con una imagen de fondo y texto encima de la imagen.</text:p>
                </text:list-item>
                <text:list-item>
                  <text:p text:style-name="P3">Un párrafo donde la primera letra flote a la izquierda.</text:p>
                </text:list-item>
                <text:list-item>
                  <text:p text:style-name="P3">Un enlace sin subrayado y con color específico.</text:p>
                </text:list-item>
                <text:list-item>
                  <text:p text:style-name="P3">Un enlace con un color de fondo.</text:p>
                </text:list-item>
                <text:list-item>
                  <text:p text:style-name="P3">Una caja con texto que tenga un borde personalizado.</text:p>
                </text:list-item>
              </text:list>
            </text:list-item>
          </text:list>
        </text:list-item>
        <text:list-item>
          <text:p text:style-name="P3"><text:span text:style-name="Strong_20_Emphasis">Estilos CSS</text:span></text:p>
          <text:list>
            <text:list-item>
              <text:p text:style-name="P3">Aplicar los siguientes estilos en el archivo CSS:</text:p>
              <text:list>
                <text:list-item>
                  <text:p text:style-name="P3">Cambiar el color de fondo de la página.</text:p>
                </text:list-item>
                <text:list-item>
                  <text:p text:style-name="P3">Establecer el color del texto.</text:p>
                </text:list-item>
                <text:list-item>
                  <text:p text:style-name="P3">Alinear el texto al centro.</text:p>
                </text:list-item>
                <text:list-item>
                  <text:p text:style-name="P3"><text:soft-page-break/>Establecer márgenes y paddings.</text:p>
                </text:list-item>
                <text:list-item>
                  <text:p text:style-name="P3">Agregar una imagen de fondo con degradado.</text:p>
                </text:list-item>
                <text:list-item>
                  <text:p text:style-name="P3">Personalizar la tabla (bordes, ancho, alto, alineación).</text:p>
                </text:list-item>
                <text:list-item>
                  <text:p text:style-name="P3">Aplicar estilos a los enlaces (sin subrayado, colores específicos).</text:p>
                </text:list-item>
                <text:list-item>
                  <text:p text:style-name="P3">Utilizar pseudo-elementos para estilos adicionales.</text:p>
                </text:list-item>
                <text:list-item>
                  <text:p text:style-name="P3">Definir el estilo del borde de una tabla.</text:p>
                </text:list-item>
                <text:list-item>
                  <text:p text:style-name="P3">Ajustar el color de los bordes de una tabla.</text:p>
                </text:list-item>
                <text:list-item>
                  <text:p text:style-name="P3">Crear una barra de desplazamiento para contenido desbordado.</text:p>
                </text:list-item>
                <text:list-item>
                  <text:p text:style-name="P3">Cambiar el cursor del ratón.</text:p>
                </text:list-item>
              </text:list>
            </text:list-item>
          </text:list>
        </text:list-item>
      </text:list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</text:h>
      <text:h text:style-name="Heading_20_3" text:outline-level="3">Ejemplo de Código</text:h>
      <text:p text:style-name="Standard">&lt;!DOCTYPE html&gt;<text:line-break/>&lt;html lang="es"&gt;<text:line-break/>&lt;head&gt;<text:line-break/> <text:s text:c="3"/>&lt;meta charset="UTF-8"&gt;<text:line-break/> <text:s text:c="3"/>&lt;meta name="viewport" content="width=device-width, initial-scale=1.0"&gt;<text:line-break/> <text:s text:c="3"/>&lt;title&gt;Ejercicio Práctico de CSS&lt;/title&gt;<text:line-break/> <text:s text:c="3"/>&lt;link rel="stylesheet" href="styles.css"&gt;<text:line-break/>&lt;/head&gt;<text:line-break/>&lt;body&gt;<text:line-break/> <text:s text:c="3"/>&lt;h1&gt;Bienvenidos a la Página de Ejemplo&lt;/h1&gt;<text:line-break/> <text:s text:c="3"/>&lt;p&gt;Este es un párrafo de ejemplo para demostrar el uso de estilos CSS en una página web.&lt;/p&gt;<text:line-break/> <text:s text:c="3"/>&lt;ul&gt;<text:line-break/> <text:s text:c="7"/>&lt;li&gt;Elemento de lista uno&lt;/li&gt;<text:line-break/> <text:s text:c="7"/>&lt;li&gt;Elemento de lista dos&lt;/li&gt;<text:line-break/> <text:s text:c="7"/>&lt;li&gt;Elemento de lista tres&lt;/li&gt;<text:line-break/> <text:s text:c="3"/>&lt;/ul&gt;<text:line-break/> <text:s text:c="3"/>&lt;table&gt;<text:line-break/> <text:s text:c="7"/>&lt;tr&gt;<text:line-break/> <text:s text:c="11"/>&lt;th&gt;Encabezado 1&lt;/th&gt;<text:line-break/> <text:s text:c="11"/>&lt;th&gt;Encabezado 2&lt;/th&gt;<text:line-break/> <text:s text:c="7"/>&lt;/tr&gt;<text:line-break/> <text:s text:c="7"/>&lt;tr&gt;<text:line-break/> <text:s text:c="11"/>&lt;td&gt;Fila 1, Columna 1&lt;/td&gt;<text:line-break/> <text:s text:c="11"/>&lt;td&gt;Fila 1, Columna 2&lt;/td&gt;<text:line-break/> <text:s text:c="7"/>&lt;/tr&gt;<text:line-break/> <text:s text:c="7"/>&lt;tr&gt;<text:line-break/> <text:s text:c="11"/>&lt;td&gt;Fila 2, Columna 1&lt;/td&gt;<text:line-break/> <text:s text:c="11"/>&lt;td&gt;Fila 2, Columna 2&lt;/td&gt;<text:line-break/> <text:s text:c="7"/>&lt;/tr&gt;<text:line-break/> <text:s text:c="3"/>&lt;/table&gt;<text:line-break/> <text:s text:c="3"/>&lt;div class="background-text"&gt;<text:line-break/> <text:s text:c="7"/>&lt;p&gt;Texto encima de la imagen de fondo&lt;/p&gt;<text:line-break/> <text:s text:c="3"/>&lt;/div&gt;<text:line-break/> <text:s text:c="3"/>&lt;p class="first-letter"&gt;Este es un párrafo con la primera letra flotante a la izquierda.&lt;/p&gt;<text:line-break/> <text:s text:c="3"/>&lt;a href="#"&gt;Enlace sin subrayado y con color específico&lt;/a&gt;<text:line-break/> <text:s text:c="3"/>&lt;a href="#" class="background-link"&gt;Enlace con color de fondo&lt;/a&gt;<text:line-break/> <text:s text:c="3"/>&lt;div class="border-box"&gt;<text:line-break/> <text:s text:c="7"/>&lt;p&gt;Texto dentro de una caja con borde personalizado.&lt;/p&gt;<text:line-break/> <text:s text:c="3"/>&lt;/div&gt;<text:line-break/>&lt;/body&gt;<text:line-break/>&lt;/html&gt;<text:line-break/></text:p>
      <text:p text:style-name="Standard"/>
      <text:p text:style-name="Standard"/>
      <text:p text:style-name="Standard">AHORA ESTILOS.css</text:p>
      <text:p text:style-name="Standard"/>
      <text:p text:style-name="Standard">body {<text:line-break/> <text:s text:c="3"/>background-color: #f0f0f0;<text:line-break/><text:soft-page-break/> <text:s text:c="3"/>color: #333;<text:line-break/> <text:s text:c="3"/>text-align: center;<text:line-break/> <text:s text:c="3"/>margin: 20px;<text:line-break/>}<text:line-break/><text:line-break/>h1 {<text:line-break/> <text:s text:c="3"/>color: #0056b3;<text:line-break/>}<text:line-break/><text:line-break/>p {<text:line-break/> <text:s text:c="3"/>margin: 10px 20px;<text:line-break/> <text:s text:c="3"/>padding: 10px;<text:line-break/>}<text:line-break/><text:line-break/>ul {<text:line-break/> <text:s text:c="3"/>list-style: disc;<text:line-break/> <text:s text:c="3"/>color: #ff6347;<text:line-break/>}<text:line-break/><text:line-break/>table {<text:line-break/> <text:s text:c="3"/>width: 50%;<text:line-break/> <text:s text:c="3"/>margin: 20px auto;<text:line-break/> <text:s text:c="3"/>border-collapse: collapse;<text:line-break/>}<text:line-break/><text:line-break/>th, td {<text:line-break/> <text:s text:c="3"/>border: 1px solid #ddd;<text:line-break/> <text:s text:c="3"/>padding: 8px;<text:line-break/> <text:s text:c="3"/>text-align: right;<text:line-break/>}<text:line-break/><text:line-break/>th {<text:line-break/> <text:s text:c="3"/>background-color: #f2f2f2;<text:line-break/>}<text:line-break/><text:line-break/>td {<text:line-break/> <text:s text:c="3"/>background-color: #ffffff;<text:line-break/>}<text:line-break/><text:line-break/>a {<text:line-break/> <text:s text:c="3"/>color: #0056b3;<text:line-break/> <text:s text:c="3"/>text-decoration: none;<text:line-break/>}<text:line-break/><text:line-break/>a:hover {<text:line-break/> <text:s text:c="3"/>background-color: #ddd;<text:line-break/>}<text:line-break/><text:line-break/>.background-link {<text:line-break/> <text:s text:c="3"/>background-color: #f0f0f0;<text:line-break/> <text:s text:c="3"/>padding: 5px;<text:line-break/>}<text:line-break/><text:soft-page-break/><text:line-break/>.background-text {<text:line-break/> <text:s text:c="3"/>background-image: linear-gradient(to right, rgba(255,0,0,0), rgba(255,0,0,1));<text:line-break/> <text:s text:c="3"/>padding: 50px;<text:line-break/> <text:s text:c="3"/>position: relative;<text:line-break/>}<text:line-break/><text:line-break/>.background-text p {<text:line-break/> <text:s text:c="3"/>position: absolute;<text:line-break/> <text:s text:c="3"/>top: 50%;<text:line-break/> <text:s text:c="3"/>left: 50%;<text:line-break/> <text:s text:c="3"/>transform: translate(-50%, -50%);<text:line-break/> <text:s text:c="3"/>color: #fff;<text:line-break/> <text:s text:c="3"/>font-size: 24px;<text:line-break/>}<text:line-break/><text:line-break/>.first-letter::first-letter {<text:line-break/> <text:s text:c="3"/>float: left;<text:line-break/> <text:s text:c="3"/>font-size: 2em;<text:line-break/> <text:s text:c="3"/>margin-right: 0.1em;<text:line-break/> <text:s text:c="3"/>color: #0056b3;<text:line-break/>}<text:line-break/><text:line-break/>.border-box {<text:line-break/> <text:s text:c="3"/>border: 2px solid #333;<text:line-break/> <text:s text:c="3"/>padding: 20px;<text:line-break/> <text:s text:c="3"/>margin: 20px;<text:line-break/>}<text:line-break/><text:line-break/>.border-box p {<text:line-break/> <text:s text:c="3"/>margin: 0;<text:line-break/>}<text:line-break/><text:line-break/>table th, table td {<text:line-break/> <text:s text:c="3"/>border: 1px solid #000;<text:line-break/>}<text:line-break/><text:line-break/>table th {<text:line-break/> <text:s text:c="3"/>background-color: #ccc;<text:line-break/>}<text:line-break/><text:line-break/>table td {<text:line-break/> <text:s text:c="3"/>background-color: #eee;<text:line-break/>}<text:line-break/><text:line-break/>div {<text:line-break/> <text:s text:c="3"/>overflow: auto;<text:line-break/>}<text:line-break/><text:line-break/>body {<text:line-break/> <text:s text:c="3"/>cursor: pointer;<text:line-break/>}<text:line-break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leon</meta:initial-creator>
    <meta:creation-date>2024-11-24T05:23:33.97</meta:creation-date>
    <dc:date>2024-11-27T18:06:51.811886946</dc:date>
    <meta:editing-duration>PT22M14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6" meta:paragraph-count="44" meta:word-count="653" meta:character-count="4629" meta:non-whitespace-character-count="3628"/>
  </office:meta>
</office:document-meta>
</file>